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</style:style>
    <style:style style:name="T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8" style:parent-style-name="Normal" style:family="paragraph">
      <style:paragraph-properties fo:margin-bottom="0in" style:line-height-at-least="0.1979in" fo:background-color="#1E1E1E"/>
    </style:style>
    <style:style style:name="T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8" style:parent-style-name="Normal" style:family="paragraph">
      <style:paragraph-properties fo:margin-bottom="0in" style:line-height-at-least="0.1979in" fo:background-color="#1E1E1E"/>
    </style:style>
    <style:style style:name="T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34" style:parent-style-name="Normal" style:family="paragraph">
      <style:paragraph-properties fo:margin-bottom="0in" style:line-height-at-least="0.1979in" fo:background-color="#1E1E1E"/>
    </style:style>
    <style:style style:name="T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8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5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52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54" style:parent-style-name="Normal" style:family="paragraph">
      <style:paragraph-properties fo:margin-bottom="0in" style:line-height-at-least="0.1979in" fo:background-color="#1E1E1E"/>
    </style:style>
    <style:style style:name="T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5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ZA"/>
    </style:style>
    <style:style style:name="T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5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P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60" style:parent-style-name="Normal" style:family="paragraph">
      <style:paragraph-properties fo:margin-bottom="0in" style:line-height-at-least="0.1979in" fo:background-color="#1E1E1E"/>
    </style:style>
    <style:style style:name="T6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6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6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6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67" style:parent-style-name="Normal" style:family="paragraph">
      <style:paragraph-properties fo:margin-bottom="0in" style:line-height-at-least="0.1979in" fo:background-color="#1E1E1E"/>
    </style:style>
    <style:style style:name="T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6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7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7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7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7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7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7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7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79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81" style:parent-style-name="Normal" style:family="paragraph">
      <style:paragraph-properties fo:margin-bottom="0in" style:line-height-at-least="0.1979in" fo:background-color="#1E1E1E"/>
    </style:style>
    <style:style style:name="T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83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8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8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8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91" style:parent-style-name="Normal" style:family="paragraph">
      <style:paragraph-properties fo:margin-bottom="0in" style:line-height-at-least="0.1979in" fo:background-color="#1E1E1E"/>
    </style:style>
    <style:style style:name="T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9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9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9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9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99" style:parent-style-name="Normal" style:family="paragraph">
      <style:paragraph-properties fo:margin-bottom="0in" style:line-height-at-least="0.1979in" fo:background-color="#1E1E1E"/>
    </style:style>
    <style:style style:name="T1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0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0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0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09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1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1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13" style:parent-style-name="Normal" style:family="paragraph">
      <style:paragraph-properties fo:margin-bottom="0in" style:line-height-at-least="0.1979in" fo:background-color="#1E1E1E"/>
    </style:style>
    <style:style style:name="T1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15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T116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117" style:parent-style-name="Normal" style:family="paragraph">
      <style:paragraph-properties fo:margin-bottom="0in" style:line-height-at-least="0.1979in" fo:background-color="#1E1E1E"/>
    </style:style>
    <style:style style:name="T1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1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2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2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1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2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2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2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2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3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31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1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33" style:parent-style-name="Normal" style:family="paragraph">
      <style:paragraph-properties fo:margin-bottom="0in" style:line-height-at-least="0.1979in" fo:background-color="#1E1E1E"/>
    </style:style>
    <style:style style:name="T13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3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ZA"/>
    </style:style>
    <style:style style:name="T13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3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P1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39" style:parent-style-name="Normal" style:family="paragraph">
      <style:paragraph-properties fo:margin-bottom="0in" style:line-height-at-least="0.1979in" fo:background-color="#1E1E1E"/>
    </style:style>
    <style:style style:name="T14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1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4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4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46" style:parent-style-name="Normal" style:family="paragraph">
      <style:paragraph-properties fo:margin-bottom="0in" style:line-height-at-least="0.1979in" fo:background-color="#1E1E1E"/>
    </style:style>
    <style:style style:name="T1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48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149" style:parent-style-name="Normal" style:family="paragraph">
      <style:paragraph-properties fo:margin-bottom="0in" style:line-height-at-least="0.1979in" fo:background-color="#1E1E1E"/>
    </style:style>
    <style:style style:name="T1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51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1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5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5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5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1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59" style:parent-style-name="Normal" style:family="paragraph">
      <style:paragraph-properties fo:margin-bottom="0in" style:line-height-at-least="0.1979in" fo:background-color="#1E1E1E"/>
    </style:style>
    <style:style style:name="T1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6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6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6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16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67" style:parent-style-name="Normal" style:family="paragraph">
      <style:paragraph-properties fo:margin-bottom="0in" style:line-height-at-least="0.1979in" fo:background-color="#1E1E1E"/>
    </style:style>
    <style:style style:name="T1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69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170" style:parent-style-name="Normal" style:family="paragraph">
      <style:paragraph-properties fo:margin-bottom="0in" style:line-height-at-least="0.1979in" fo:background-color="#1E1E1E"/>
    </style:style>
    <style:style style:name="T1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7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1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76" style:parent-style-name="Normal" style:family="paragraph">
      <style:paragraph-properties fo:margin-bottom="0in" style:line-height-at-least="0.1979in" fo:background-color="#1E1E1E"/>
    </style:style>
    <style:style style:name="T1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7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80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18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8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18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8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8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8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88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1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9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92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1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94" style:parent-style-name="Normal" style:family="paragraph">
      <style:paragraph-properties fo:margin-bottom="0in" style:line-height-at-least="0.1979in" fo:background-color="#1E1E1E"/>
    </style:style>
    <style:style style:name="T1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96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197" style:parent-style-name="Normal" style:family="paragraph">
      <style:paragraph-properties fo:margin-bottom="0in" style:line-height-at-least="0.1979in" fo:background-color="#1E1E1E"/>
    </style:style>
    <style:style style:name="T1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9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0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2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0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2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0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0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11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2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213" style:parent-style-name="Normal" style:family="paragraph">
      <style:paragraph-properties fo:margin-bottom="0in" style:line-height-at-least="0.1979in" fo:background-color="#1E1E1E"/>
    </style:style>
    <style:style style:name="T2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1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ZA"/>
    </style:style>
    <style:style style:name="T2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1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P21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219" style:parent-style-name="Normal" style:family="paragraph">
      <style:paragraph-properties fo:margin-bottom="0in" style:line-height-at-least="0.1979in" fo:background-color="#1E1E1E"/>
    </style:style>
    <style:style style:name="T22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2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2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2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2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226" style:parent-style-name="Normal" style:family="paragraph">
      <style:paragraph-properties fo:margin-bottom="0in" style:line-height-at-least="0.1979in" fo:background-color="#1E1E1E"/>
    </style:style>
    <style:style style:name="T2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28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229" style:parent-style-name="Normal" style:family="paragraph">
      <style:paragraph-properties fo:margin-bottom="0in" style:line-height-at-least="0.1979in" fo:background-color="#1E1E1E"/>
    </style:style>
    <style:style style:name="T23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31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2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3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3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3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3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3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23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239" style:parent-style-name="Normal" style:family="paragraph">
      <style:paragraph-properties fo:margin-bottom="0in" style:line-height-at-least="0.1979in" fo:background-color="#1E1E1E"/>
    </style:style>
    <style:style style:name="T24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4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4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4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4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24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247" style:parent-style-name="Normal" style:family="paragraph">
      <style:paragraph-properties fo:margin-bottom="0in" style:line-height-at-least="0.1979in" fo:background-color="#1E1E1E"/>
    </style:style>
    <style:style style:name="T2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49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250" style:parent-style-name="Normal" style:family="paragraph">
      <style:paragraph-properties fo:margin-bottom="0in" style:line-height-at-least="0.1979in" fo:background-color="#1E1E1E"/>
    </style:style>
    <style:style style:name="T2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5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5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2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5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58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2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260" style:parent-style-name="Normal" style:family="paragraph">
      <style:paragraph-properties fo:margin-bottom="0in" style:line-height-at-least="0.1979in" fo:background-color="#1E1E1E"/>
    </style:style>
    <style:style style:name="T2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6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6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6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2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68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26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270" style:parent-style-name="Normal" style:family="paragraph">
      <style:paragraph-properties fo:margin-bottom="0in" style:line-height-at-least="0.1979in" fo:background-color="#1E1E1E"/>
    </style:style>
    <style:style style:name="T2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72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273" style:parent-style-name="Normal" style:family="paragraph">
      <style:paragraph-properties fo:margin-bottom="0in" style:line-height-at-least="0.1979in" fo:background-color="#1E1E1E"/>
    </style:style>
    <style:style style:name="T2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7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7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27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279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28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8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28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28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8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ZA"/>
    </style:style>
    <style:style style:name="T28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8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8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ZA"/>
    </style:style>
    <style:style style:name="T2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90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2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92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2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9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9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9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98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29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00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30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302" style:parent-style-name="Normal" style:family="paragraph">
      <style:paragraph-properties fo:margin-bottom="0in" style:line-height-at-least="0.1979in" fo:background-color="#1E1E1E"/>
    </style:style>
    <style:style style:name="T30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0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3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0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30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0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30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1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3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1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3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1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3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316" style:parent-style-name="Normal" style:family="paragraph">
      <style:paragraph-properties fo:margin-bottom="0in" style:line-height-at-least="0.1979in" fo:background-color="#1E1E1E"/>
    </style:style>
    <style:style style:name="T3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18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319" style:parent-style-name="Normal" style:family="paragraph">
      <style:paragraph-properties fo:margin-bottom="0in" style:line-height-at-least="0.1979in" fo:background-color="#1E1E1E"/>
    </style:style>
    <style:style style:name="T32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2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3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23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3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25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3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2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3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2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33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3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3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3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33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3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33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37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33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339" style:parent-style-name="Normal" style:family="paragraph">
      <style:paragraph-properties fo:margin-bottom="0in" style:line-height-at-least="0.1979in" fo:background-color="#1E1E1E"/>
    </style:style>
    <style:style style:name="T34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4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ZA"/>
    </style:style>
    <style:style style:name="T3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4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</office:automatic-styles>
  <office:body>
    <office:text text:use-soft-page-breaks="true">
      <text:p text:style-name="P1"><text:span text:style-name="T2">def</text:span><text:span text:style-name="T3"><text:s/></text:span><text:span text:style-name="T4">load_data</text:span><text:span text:style-name="T5">(</text:span><text:span text:style-name="T6">filename</text:span><text:span text:style-name="T7">):</text:span></text:p>
      <text:p text:style-name="P8"><text:span text:style-name="T9">   <text:s/></text:span><text:span text:style-name="T10">data</text:span><text:span text:style-name="T11"><text:s/>=<text:s/></text:span><text:span text:style-name="T12">pd</text:span><text:span text:style-name="T13">.</text:span><text:span text:style-name="T14">read_csv</text:span><text:span text:style-name="T15">(</text:span><text:span text:style-name="T16">filename</text:span><text:span text:style-name="T17">)</text:span></text:p>
      <text:p text:style-name="P18"><text:span text:style-name="T19">   <text:s/></text:span><text:span text:style-name="T20">data</text:span><text:span text:style-name="T21">.</text:span><text:span text:style-name="T22">drop</text:span><text:span text:style-name="T23">(</text:span><text:span text:style-name="T24">columns</text:span><text:span text:style-name="T25">=[</text:span><text:span text:style-name="T26">"Unnamed: 32"</text:span><text:span text:style-name="T27">,<text:s/></text:span><text:span text:style-name="T28">"id"</text:span><text:span text:style-name="T29">],<text:s/></text:span><text:span text:style-name="T30">inplace</text:span><text:span text:style-name="T31">=</text:span><text:span text:style-name="T32">True</text:span><text:span text:style-name="T33">)</text:span></text:p>
      <text:p text:style-name="P34"><text:span text:style-name="T35">   <text:s/></text:span><text:span text:style-name="T36">data</text:span><text:span text:style-name="T37">[</text:span><text:span text:style-name="T38">"diagnosis"</text:span><text:span text:style-name="T39">] =<text:s/></text:span><text:span text:style-name="T40">data</text:span><text:span text:style-name="T41">[</text:span><text:span text:style-name="T42">"diagnosis"</text:span><text:span text:style-name="T43">].</text:span><text:span text:style-name="T44">map</text:span><text:span text:style-name="T45">({</text:span><text:span text:style-name="T46">"M"</text:span><text:span text:style-name="T47">:<text:s/></text:span><text:span text:style-name="T48">1</text:span><text:span text:style-name="T49">,<text:s/></text:span><text:span text:style-name="T50">"B"</text:span><text:span text:style-name="T51">:<text:s/></text:span><text:span text:style-name="T52">0</text:span><text:span text:style-name="T53">})</text:span></text:p>
      <text:p text:style-name="P54"><text:span text:style-name="T55">   <text:s/></text:span><text:span text:style-name="T56">return</text:span><text:span text:style-name="T57"><text:s/></text:span><text:span text:style-name="T58">data</text:span></text:p>
      <text:p text:style-name="P59"/>
      <text:p text:style-name="P60"><text:span text:style-name="T61">def</text:span><text:span text:style-name="T62"><text:s/></text:span><text:span text:style-name="T63">handle_class_imbalance</text:span><text:span text:style-name="T64">(</text:span><text:span text:style-name="T65">data</text:span><text:span text:style-name="T66">):</text:span></text:p>
      <text:p text:style-name="P67"><text:span text:style-name="T68">   <text:s/></text:span><text:span text:style-name="T69">smote</text:span><text:span text:style-name="T70"><text:s/>=<text:s/></text:span><text:span text:style-name="T71">SMOTE</text:span><text:span text:style-name="T72">(</text:span><text:span text:style-name="T73">sampling_strategy</text:span><text:span text:style-name="T74">=</text:span><text:span text:style-name="T75">'auto'</text:span><text:span text:style-name="T76">,<text:s/></text:span><text:span text:style-name="T77">random_state</text:span><text:span text:style-name="T78">=</text:span><text:span text:style-name="T79">42</text:span><text:span text:style-name="T80">)</text:span></text:p>
      <text:p text:style-name="P81"><text:span text:style-name="T82">   <text:s/></text:span><text:span text:style-name="T83">X</text:span><text:span text:style-name="T84"><text:s/>=<text:s/></text:span><text:span text:style-name="T85">data</text:span><text:span text:style-name="T86">.drop(</text:span><text:span text:style-name="T87">columns</text:span><text:span text:style-name="T88">=[</text:span><text:span text:style-name="T89">"diagnosis"</text:span><text:span text:style-name="T90">])</text:span></text:p>
      <text:p text:style-name="P91"><text:span text:style-name="T92">   <text:s/></text:span><text:span text:style-name="T93">y</text:span><text:span text:style-name="T94"><text:s/>=<text:s/></text:span><text:span text:style-name="T95">data</text:span><text:span text:style-name="T96">[</text:span><text:span text:style-name="T97">"diagnosis"</text:span><text:span text:style-name="T98">]</text:span></text:p>
      <text:p text:style-name="P99"><text:span text:style-name="T100">   <text:s/></text:span><text:span text:style-name="T101">X_resampled</text:span><text:span text:style-name="T102">,<text:s/></text:span><text:span text:style-name="T103">y_resampled</text:span><text:span text:style-name="T104"><text:s/>=<text:s/></text:span><text:span text:style-name="T105">smote</text:span><text:span text:style-name="T106">.</text:span><text:span text:style-name="T107">fit_resample</text:span><text:span text:style-name="T108">(</text:span><text:span text:style-name="T109">X</text:span><text:span text:style-name="T110">,<text:s/></text:span><text:span text:style-name="T111">y</text:span><text:span text:style-name="T112">)</text:span></text:p>
      <text:p text:style-name="P113"><text:span text:style-name="T114">   <text:s/></text:span><text:span text:style-name="T115"># Combine resampled features and<text:s/></text:span><text:span text:style-name="T116">target into one DataFrame</text:span></text:p>
      <text:p text:style-name="P117"><text:span text:style-name="T118">   <text:s/></text:span><text:span text:style-name="T119">resampled_data</text:span><text:span text:style-name="T120"><text:s/>=<text:s/></text:span><text:span text:style-name="T121">pd</text:span><text:span text:style-name="T122">.</text:span><text:span text:style-name="T123">concat</text:span><text:span text:style-name="T124">([</text:span><text:span text:style-name="T125">X_resampled</text:span><text:span text:style-name="T126">,<text:s/></text:span><text:span text:style-name="T127">y_resampled</text:span><text:span text:style-name="T128">],<text:s/></text:span><text:span text:style-name="T129">axis</text:span><text:span text:style-name="T130">=</text:span><text:span text:style-name="T131">1</text:span><text:span text:style-name="T132">)</text:span></text:p>
      <text:p text:style-name="P133"><text:span text:style-name="T134">   <text:s/></text:span><text:span text:style-name="T135">return</text:span><text:span text:style-name="T136"><text:s/></text:span><text:span text:style-name="T137">resampled_data</text:span></text:p>
      <text:p text:style-name="P138"/>
      <text:p text:style-name="P139"><text:span text:style-name="T140">def</text:span><text:span text:style-name="T141"><text:s/></text:span><text:span text:style-name="T142">scale_features</text:span><text:span text:style-name="T143">(</text:span><text:span text:style-name="T144">data</text:span><text:span text:style-name="T145">):</text:span></text:p>
      <text:p text:style-name="P146"><text:span text:style-name="T147">   <text:s/></text:span><text:span text:style-name="T148"># Separate features and target variable</text:span></text:p>
      <text:p text:style-name="P149"><text:span text:style-name="T150">   <text:s/></text:span><text:span text:style-name="T151">X</text:span><text:span text:style-name="T152"><text:s/>=<text:s/></text:span><text:span text:style-name="T153">data</text:span><text:span text:style-name="T154">.drop(</text:span><text:span text:style-name="T155">columns</text:span><text:span text:style-name="T156">=[</text:span><text:span text:style-name="T157">"diagnosis"</text:span><text:span text:style-name="T158">])</text:span></text:p>
      <text:p text:style-name="P159"><text:span text:style-name="T160">   <text:s/></text:span><text:span text:style-name="T161">y</text:span><text:span text:style-name="T162"><text:s/>=<text:s/></text:span><text:span text:style-name="T163">data</text:span><text:span text:style-name="T164">[</text:span><text:span text:style-name="T165">"diagnosis"</text:span><text:span text:style-name="T166">]</text:span></text:p>
      <text:p text:style-name="P167"><text:span text:style-name="T168">   <text:s/></text:span><text:span text:style-name="T169"># Apply feature scaling</text:span></text:p>
      <text:p text:style-name="P170"><text:span text:style-name="T171">   <text:s/></text:span><text:span text:style-name="T172">scaler</text:span><text:span text:style-name="T173"><text:s/>=<text:s/></text:span><text:span text:style-name="T174">StandardScaler</text:span><text:span text:style-name="T175">()</text:span></text:p>
      <text:p text:style-name="P176"><text:span text:style-name="T177">   <text:s/></text:span><text:span text:style-name="T178">X_scaled</text:span><text:span text:style-name="T179"><text:s/>=<text:s/></text:span><text:span text:style-name="T180">pd</text:span><text:span text:style-name="T181">.</text:span><text:span text:style-name="T182">DataFrame</text:span><text:span text:style-name="T183">(</text:span><text:span text:style-name="T184">scaler</text:span><text:span text:style-name="T185">.</text:span><text:span text:style-name="T186">fit_transform</text:span><text:span text:style-name="T187">(</text:span><text:span text:style-name="T188">X</text:span><text:span text:style-name="T189">),<text:s/></text:span><text:span text:style-name="T190">columns</text:span><text:span text:style-name="T191">=</text:span><text:span text:style-name="T192">X</text:span><text:span text:style-name="T193">.columns)</text:span></text:p>
      <text:p text:style-name="P194"><text:span text:style-name="T195">   <text:s/></text:span><text:span text:style-name="T196"># Combine scaled features and target variable</text:span></text:p>
      <text:p text:style-name="P197"><text:span text:style-name="T198">   <text:s/></text:span><text:span text:style-name="T199">data_scaled</text:span><text:span text:style-name="T200"><text:s/>=<text:s/></text:span><text:span text:style-name="T201">pd</text:span><text:span text:style-name="T202">.</text:span><text:span text:style-name="T203">concat</text:span><text:span text:style-name="T204">([</text:span><text:span text:style-name="T205">X_scaled</text:span><text:span text:style-name="T206">,<text:s/></text:span><text:span text:style-name="T207">y</text:span><text:span text:style-name="T208">],<text:s/></text:span><text:span text:style-name="T209">axis</text:span><text:span text:style-name="T210">=</text:span><text:span text:style-name="T211">1</text:span><text:span text:style-name="T212">)</text:span></text:p>
      <text:p text:style-name="P213"><text:span text:style-name="T214">   <text:s/></text:span><text:span text:style-name="T215">return</text:span><text:span text:style-name="T216"><text:s/></text:span><text:span text:style-name="T217">data_scaled</text:span></text:p>
      <text:p text:style-name="P218"/>
      <text:p text:style-name="P219"><text:span text:style-name="T220">def</text:span><text:span text:style-name="T221"><text:s/></text:span><text:span text:style-name="T222">handle_multicollinearity</text:span><text:span text:style-name="T223">(</text:span><text:span text:style-name="T224">data</text:span><text:span text:style-name="T225">):</text:span></text:p>
      <text:p text:style-name="P226"><text:span text:style-name="T227">   <text:s/></text:span><text:span text:style-name="T228"># Separate features and target variable</text:span></text:p>
      <text:p text:style-name="P229"><text:span text:style-name="T230">   <text:s/></text:span><text:span text:style-name="T231">X</text:span><text:span text:style-name="T232"><text:s/>=<text:s/></text:span><text:span text:style-name="T233">data</text:span><text:span text:style-name="T234">.drop(</text:span><text:span text:style-name="T235">columns</text:span><text:span text:style-name="T236">=[</text:span><text:span text:style-name="T237">"diagnosis"</text:span><text:span text:style-name="T238">])</text:span></text:p>
      <text:p text:style-name="P239"><text:span text:style-name="T240">   <text:s/></text:span><text:span text:style-name="T241">y</text:span><text:span text:style-name="T242"><text:s/>=<text:s/></text:span><text:span text:style-name="T243">data</text:span><text:span text:style-name="T244">[</text:span><text:span text:style-name="T245">"diagnosis"</text:span><text:span text:style-name="T246">]</text:span></text:p>
      <text:p text:style-name="P247"><text:span text:style-name="T248">   <text:s/></text:span><text:span text:style-name="T249"># Apply PCA to handle multicollinearity</text:span></text:p>
      <text:p text:style-name="P250"><text:span text:style-name="T251">   <text:s/></text:span><text:span text:style-name="T252">pca</text:span><text:span text:style-name="T253"><text:s/>=<text:s/></text:span><text:span text:style-name="T254">PCA</text:span><text:span text:style-name="T255">(</text:span><text:span text:style-name="T256">n_components</text:span><text:span text:style-name="T257">=</text:span><text:span text:style-name="T258">0.95</text:span><text:span text:style-name="T259">)</text:span></text:p>
      <text:p text:style-name="P260"><text:span text:style-name="T261">   <text:s/></text:span><text:span text:style-name="T262">transformed_features</text:span><text:span text:style-name="T263"><text:s/>=<text:s/></text:span><text:span text:style-name="T264">pca</text:span><text:span text:style-name="T265">.</text:span><text:span text:style-name="T266">fit_transform</text:span><text:span text:style-name="T267">(</text:span><text:span text:style-name="T268">X</text:span><text:span text:style-name="T269">)</text:span></text:p>
      <text:p text:style-name="P270"><text:span text:style-name="T271">   <text:s/></text:span><text:span text:style-name="T272"># Create a DataFrame with transformed features and maintain column names</text:span></text:p>
      <text:p text:style-name="P273"><text:span text:style-name="T274">   <text:s/></text:span><text:span text:style-name="T275">transformed_columns</text:span><text:span text:style-name="T276"><text:s/>= [</text:span><text:span text:style-name="T277">f</text:span><text:span text:style-name="T278">'PC_</text:span><text:span text:style-name="T279">{</text:span><text:span text:style-name="T280">i</text:span><text:span text:style-name="T281">}</text:span><text:span text:style-name="T282">'</text:span><text:span text:style-name="T283"><text:s/></text:span><text:span text:style-name="T284">for</text:span><text:span text:style-name="T285"><text:s/></text:span><text:span text:style-name="T286">i</text:span><text:span text:style-name="T287"><text:s/></text:span><text:span text:style-name="T288">in</text:span><text:span text:style-name="T289"><text:s/></text:span><text:span text:style-name="T290">range</text:span><text:span text:style-name="T291">(</text:span><text:span text:style-name="T292">1</text:span><text:span text:style-name="T293">,<text:s/></text:span><text:span text:style-name="T294">transformed_features</text:span><text:span text:style-name="T295">.</text:span><text:span text:style-name="T296">shape</text:span><text:span text:style-name="T297">[</text:span><text:span text:style-name="T298">1</text:span><text:span text:style-name="T299">] +<text:s/></text:span><text:span text:style-name="T300">1</text:span><text:span text:style-name="T301">)]</text:span></text:p>
      <text:p text:style-name="P302"><text:span text:style-name="T303">   <text:s/></text:span><text:span text:style-name="T304">transformed_data</text:span><text:span text:style-name="T305"><text:s/>=<text:s/></text:span><text:span text:style-name="T306">pd</text:span><text:span text:style-name="T307">.</text:span><text:span text:style-name="T308">DataFrame</text:span><text:span text:style-name="T309">(</text:span><text:span text:style-name="T310">transformed_features</text:span><text:span text:style-name="T311">,<text:s/></text:span><text:span text:style-name="T312">columns</text:span><text:span text:style-name="T313">=</text:span><text:span text:style-name="T314">transformed_columns</text:span><text:span text:style-name="T315">)</text:span></text:p>
      <text:p text:style-name="P316"><text:span text:style-name="T317">   <text:s/></text:span><text:span text:style-name="T318"># Concatenate transformed features with the target variable</text:span></text:p>
      <text:p text:style-name="P319"><text:span text:style-name="T320">   <text:s/></text:span><text:span text:style-name="T321">data_transformed</text:span><text:span text:style-name="T322"><text:s/>=<text:s/></text:span><text:span text:style-name="T323">pd</text:span><text:span text:style-name="T324">.</text:span><text:span text:style-name="T325">concat</text:span><text:span text:style-name="T326">([</text:span><text:span text:style-name="T327">transformed_data</text:span><text:span text:style-name="T328">,<text:s/></text:span><text:span text:style-name="T329">y</text:span><text:span text:style-name="T330">.reset_index(</text:span><text:span text:style-name="T331">drop</text:span><text:span text:style-name="T332">=</text:span><text:span text:style-name="T333">True</text:span><text:span text:style-name="T334">)],<text:s/></text:span><text:span text:style-name="T335">axis</text:span><text:span text:style-name="T336">=</text:span><text:span text:style-name="T337">1</text:span><text:span text:style-name="T338">)</text:span></text:p>
      <text:p text:style-name="P339"><text:span text:style-name="T340">   <text:s/></text:span><text:span text:style-name="T341">return</text:span><text:span text:style-name="T342"><text:s/></text:span><text:span text:style-name="T343">data_transformed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offel André</meta:initial-creator>
    <dc:creator>Christoffel André</dc:creator>
    <meta:creation-date>2023-04-26T20:12:00Z</meta:creation-date>
    <dc:date>2023-04-26T20:12:00Z</dc:date>
    <meta:template xlink:href="Normal.dotm" xlink:type="simple"/>
    <meta:editing-cycles>2</meta:editing-cycles>
    <meta:editing-duration>PT0S</meta:editing-duration>
    <meta:document-statistic meta:page-count="1" meta:paragraph-count="3" meta:word-count="249" meta:character-count="1669" meta:row-count="11" meta:non-whitespace-character-count="1423"/>
  </office:meta>
</office:document-meta>
</file>